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7db7" officeooo:paragraph-rsid="00107db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7db7" officeooo:paragraph-rsid="0010b0b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7db7" officeooo:paragraph-rsid="0011e2dd" style:font-size-asian="12pt" style:font-weight-asian="normal" style:font-size-complex="12pt" style:font-weight-complex="normal"/>
    </style:style>
    <style:style style:name="P4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107db7" officeooo:paragraph-rsid="00107db7" style:font-size-asian="12pt" style:font-weight-asian="normal" style:font-size-complex="12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size-asian="10.5pt"/>
    </style:style>
    <style:style style:name="T4" style:family="text">
      <style:text-properties officeooo:rsid="0017c5b3" style:font-size-asian="10.5pt"/>
    </style:style>
    <style:style style:name="gr1" style:family="graphic">
      <style:graphic-properties svg:stroke-color="#000000" draw:fill="none" draw:textarea-vertical-align="middle" draw:auto-grow-height="false" fo:min-height="3.044cm" fo:min-width="0.3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1.51cm" fo:min-width="0.3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2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Na Extremidade</text:span><text:tab/><text:tab/><text:span text:style-name="T2">Marina de Oliveira <text:s/></text:span><text:span text:style-name="T3">[ 2</text:span><text:span text:style-name="T4">6</text:span><text:span text:style-name="T3"> ]</text:span></text:p>
      <text:p text:style-name="P1">Deus que abriu mão do seu melhor,</text:p>
      <text:p text:style-name="P1">Me deu direito ao seu galardão,</text:p>
      <text:p text:style-name="P1">Deus que fez de mim, sua primícia,</text:p>
      <text:p text:style-name="P1">Me fez um plano de vida, de salvação.</text:p>
      <text:p text:style-name="P1">Deus que enviou o seu filho amado,</text:p>
      <text:p text:style-name="P1">Para morrer no lugar de um ladrão.</text:p>
      <text:p text:style-name="P1"/>
      <text:p text:style-name="P1">Eu não preciso entender</text:p>
      <text:p text:style-name="P1">O que só minha fé é capaz de explicar</text:p>
      <text:p text:style-name="P1">Apenas tenho que entregar o meu melhor e adorar.</text:p>
      <text:p text:style-name="P1"/>
      <text:p text:style-name="P1"><draw:custom-shape text:anchor-type="paragraph" draw:z-index="0" draw:style-name="gr1" draw:text-style-name="P5" svg:width="0.477cm" svg:height="3.043cm" svg:x="9.959cm" svg:y="0.05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3" draw:style-name="gr4" draw:text-style-name="P6" svg:width="0.636cm" svg:height="2.437cm" svg:x="10.647cm" svg:y="0.377cm"><draw:text-box><text:p text:style-name="P7">2x</text:p><text:p text:style-name="P7">F</text:p><text:p text:style-name="P7">I</text:p><text:p text:style-name="P7">N</text:p><text:p text:style-name="P7">A</text:p><text:p text:style-name="P7">L</text:p></draw:text-box></draw:frame>Na Extremidade da adoração</text:p>
      <text:p text:style-name="P1">Quero ir para dizer que Te amo</text:p>
      <text:p text:style-name="P1">Os meus limites, quero romper</text:p>
      <text:p text:style-name="P1">Entregar o melhor de mim, senhor!</text:p>
      <text:p text:style-name="P1"/>
      <text:p text:style-name="P1"><draw:custom-shape text:anchor-type="paragraph" draw:z-index="1" draw:style-name="gr2" draw:text-style-name="P5" svg:width="0.451cm" svg:height="1.509cm" svg:x="10.25cm" svg:y="-0.085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2" draw:style-name="gr3" draw:text-style-name="P6" svg:width="0.636cm" svg:height="0.546cm" svg:x="10.938cm" svg:y="0.485cm"><draw:text-box><text:p>2x</text:p></draw:text-box></draw:frame>Te adoro, Te adoro, Te adoro, Te adoro</text:p>
      <text:p text:style-name="P1">Te adoro, Te adoro, Te adoro, Te adoro</text:p>
      <text:p text:style-name="P1">Te adoro .. eu te adoro Deus!</text:p>
      <text:p text:style-name="P1">Com tudo o que há em mim!</text:p>
      <text:p text:style-name="P1">Com tudo que eu sou; Te adoro Meu Senhor,</text:p>
      <text:p text:style-name="P3">Te Adoro meu Senhor, te adoro.</text:p>
      <text:p text:style-name="P3"><text:span text:style-name="T1">Na Extremidade</text:span><text:tab/><text:tab/><text:span text:style-name="T2">Marina de Oliveira <text:s/></text:span><text:span text:style-name="T3">[ 2</text:span><text:span text:style-name="T4">6</text:span><text:span text:style-name="T3"> ]</text:span></text:p>
      <text:p text:style-name="P2">Deus que abriu mão do seu melhor,</text:p>
      <text:p text:style-name="P2">Me deu direito ao seu galardão,</text:p>
      <text:p text:style-name="P2">Deus que fez de mim, sua primícia,</text:p>
      <text:p text:style-name="P2">Me fez um plano de vida, de salvação.</text:p>
      <text:p text:style-name="P2">Deus que enviou o seu filho amado,</text:p>
      <text:p text:style-name="P2">Para morrer no lugar de um ladrão.</text:p>
      <text:p text:style-name="P2"/>
      <text:p text:style-name="P2">Eu não preciso entender</text:p>
      <text:p text:style-name="P2">O que só minha fé é capaz de explicar</text:p>
      <text:p text:style-name="P2">Apenas tenho que entregar o meu melhor e adorar.</text:p>
      <text:p text:style-name="P2"/>
      <text:p text:style-name="P2"><draw:frame text:anchor-type="paragraph" draw:z-index="6" draw:style-name="gr4" draw:text-style-name="P6" svg:width="0.636cm" svg:height="2.437cm" svg:x="10.647cm" svg:y="0.377cm"><draw:text-box><text:p text:style-name="P7">2x</text:p><text:p text:style-name="P7">F</text:p><text:p text:style-name="P7">I</text:p><text:p text:style-name="P7">N</text:p><text:p text:style-name="P7">A</text:p><text:p text:style-name="P7">L</text:p></draw:text-box></draw:frame><draw:custom-shape text:anchor-type="paragraph" draw:z-index="4" draw:style-name="gr1" draw:text-style-name="P5" svg:width="0.477cm" svg:height="3.043cm" svg:x="9.959cm" svg:y="0.03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Na Extremidade da adoração</text:p>
      <text:p text:style-name="P2">Quero ir para dizer que Te amo</text:p>
      <text:p text:style-name="P2">Os meus limites, quero romper</text:p>
      <text:p text:style-name="P2">Entregar o melhor de mim, senhor!</text:p>
      <text:p text:style-name="P2"/>
      <text:p text:style-name="P2"><draw:custom-shape text:anchor-type="paragraph" draw:z-index="5" draw:style-name="gr2" draw:text-style-name="P5" svg:width="0.451cm" svg:height="1.509cm" svg:x="10.25cm" svg:y="-0.085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7" draw:style-name="gr3" draw:text-style-name="P6" svg:width="0.636cm" svg:height="0.546cm" svg:x="10.938cm" svg:y="0.485cm"><draw:text-box><text:p>2x</text:p></draw:text-box></draw:frame>Te adoro, Te adoro, Te adoro, Te adoro</text:p>
      <text:p text:style-name="P2">Te adoro, Te adoro, Te adoro, Te adoro</text:p>
      <text:p text:style-name="P2">Te adoro .. eu te adoro Deus!</text:p>
      <text:p text:style-name="P2">Com tudo o que há em mim!</text:p>
      <text:p text:style-name="P2">Com tudo que eu sou; Te adoro Meu Senhor,</text:p>
      <text:p text:style-name="P2">Te Adoro meu Senhor, te ado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2-12T13:11:53.624949048</dc:date>
    <meta:editing-cycles>19</meta:editing-cycles>
    <meta:editing-duration>PT23M52S</meta:editing-duration>
    <meta:generator>LibreOffice/5.2.5.1$Linux_X86_64 LibreOffice_project/20m0$Build-1</meta:generator>
    <meta:print-date>2016-02-27T12:25:27.761465552</meta:print-date>
    <meta:document-statistic meta:table-count="0" meta:image-count="0" meta:object-count="0" meta:page-count="1" meta:paragraph-count="40" meta:word-count="278" meta:character-count="1344" meta:non-whitespace-character-count="1102"/>
  </office:meta>
</office:document-meta>
</file>